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8cm" fo:min-width="2.62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96cm" fo:min-width="2.02cm"/>
      <style:paragraph-properties style:writing-mode="lr-tb"/>
    </style:style>
    <style:style style:name="gr4" style:family="graphic" style:parent-style-name="objectwithoutfill">
      <style:graphic-properties draw:marker-end="Arrowheads_20_59" draw:marker-end-width="0.3cm" draw:fill="none" draw:textarea-vertical-align="middle"/>
    </style:style>
    <style:style style:name="gr5" style:family="graphic" style:parent-style-name="objectwithoutfill">
      <style:graphic-properties draw:marker-end="Arrowheads_20_60" draw:marker-end-width="0.3cm" draw:fill="none" draw:textarea-vertical-align="middle"/>
    </style:style>
    <style:style style:name="gr6" style:family="graphic" style:parent-style-name="objectwithoutfill">
      <style:graphic-properties draw:marker-end="Arrowheads_20_61" draw:marker-end-width="0.3cm" draw:fill="none" draw:textarea-vertical-align="middle"/>
    </style:style>
    <style:style style:name="gr7" style:family="graphic" style:parent-style-name="objectwithoutfill">
      <style:graphic-properties draw:marker-end="Arrowheads_20_62" draw:marker-end-width="0.3cm" draw:fill="none" draw:textarea-vertical-align="middle"/>
    </style:style>
    <style:style style:name="gr8" style:family="graphic" style:parent-style-name="objectwithoutfill">
      <style:graphic-properties draw:marker-end="Arrowheads_20_78" draw:marker-end-width="0.3cm" draw:fill="none" draw:textarea-vertical-align="middle"/>
    </style:style>
    <style:style style:name="gr9" style:family="graphic" style:parent-style-name="objectwithoutfill">
      <style:graphic-properties draw:marker-end="Arrowheads_20_79" draw:marker-end-width="0.3cm" draw:fill="none" draw:textarea-vertical-align="middle"/>
    </style:style>
    <style:style style:name="gr10" style:family="graphic" style:parent-style-name="objectwithoutfill">
      <style:graphic-properties draw:marker-end="Arrowheads_20_80" draw:marker-end-width="0.3cm" draw:fill="none" draw:textarea-vertical-align="middle"/>
    </style:style>
    <style:style style:name="gr11" style:family="graphic" style:parent-style-name="objectwithoutfill">
      <style:graphic-properties draw:marker-end="Arrowheads_20_81" draw:marker-end-width="0.3cm" draw:fill="none" draw:textarea-vertical-align="middle"/>
    </style:style>
    <style:style style:name="gr12" style:family="graphic" style:parent-style-name="objectwithoutfill">
      <style:graphic-properties draw:marker-end="Arrowheads_20_82" draw:marker-end-width="0.3cm" draw:fill="none" draw:textarea-vertical-align="middle"/>
    </style:style>
    <style:style style:name="gr13" style:family="graphic" style:parent-style-name="objectwithoutfill">
      <style:graphic-properties draw:marker-end="Arrowheads_20_83" draw:marker-end-width="0.3cm" draw:fill="none" draw:textarea-vertical-align="middle"/>
    </style:style>
    <style:style style:name="gr14" style:family="graphic" style:parent-style-name="objectwithoutfill">
      <style:graphic-properties draw:marker-end="Arrowheads_20_84" draw:marker-end-width="0.3cm" draw:fill="none" draw:textarea-vertical-align="middle"/>
    </style:style>
    <style:style style:name="gr15" style:family="graphic" style:parent-style-name="objectwithoutfill">
      <style:graphic-properties draw:marker-end="Arrowheads_20_85" draw:marker-end-width="0.3cm" draw:fill="none" draw:textarea-vertical-align="middle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11.2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cm" fo:min-width="1.25cm"/>
      <style:paragraph-properties style:writing-mode="lr-tb"/>
    </style:style>
    <style:style style:name="gr19" style:family="graphic" style:parent-style-name="objectwithoutfill">
      <style:graphic-properties draw:marker-end="Arrowheads_20_51" draw:marker-end-width="0.3cm" draw:fill="none" draw:textarea-vertical-align="middle"/>
    </style:style>
    <style:style style:name="gr20" style:family="graphic" style:parent-style-name="objectwithoutfill">
      <style:graphic-properties draw:marker-end="Arrowheads_20_52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53" draw:marker-end-width="0.3cm" draw:fill="none" draw:textarea-vertical-align="middle"/>
    </style:style>
    <style:style style:name="gr22" style:family="graphic" style:parent-style-name="objectwithoutfill">
      <style:graphic-properties draw:marker-end="Arrowheads_20_55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heads_20_56" draw:marker-end-width="0.3cm" draw:fill="none" draw:textarea-vertical-align="middle"/>
    </style:style>
    <style:style style:name="gr24" style:family="graphic" style:parent-style-name="objectwithoutfill">
      <style:graphic-properties draw:marker-end="Arrowheads_20_57" draw:marker-end-width="0.3cm" draw:fill="none" draw:textarea-vertical-align="middle"/>
    </style:style>
    <style:style style:name="gr25" style:family="graphic" style:parent-style-name="objectwithoutfill">
      <style:graphic-properties draw:marker-end="Arrowheads_20_63" draw:marker-end-width="0.3cm" draw:fill="none" draw:textarea-vertical-align="middle"/>
    </style:style>
    <style:style style:name="gr26" style:family="graphic" style:parent-style-name="objectwithoutfill">
      <style:graphic-properties draw:marker-end="Arrowheads_20_64" draw:marker-end-width="0.3cm" draw:fill="none" draw:textarea-vertical-align="middle"/>
    </style:style>
    <style:style style:name="gr27" style:family="graphic" style:parent-style-name="objectwithoutfill">
      <style:graphic-properties draw:marker-end="Arrowheads_20_65" draw:marker-end-width="0.3cm" draw:fill="none" draw:textarea-vertical-align="middl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objectwithoutfill">
      <style:graphic-properties draw:marker-end="Arrowheads_20_1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cm" fo:min-width="1.876cm"/>
      <style:paragraph-properties style:writing-mode="lr-tb"/>
    </style:style>
    <style:style style:name="gr31" style:family="graphic" style:parent-style-name="objectwithoutfill">
      <style:graphic-properties draw:marker-end="Arrowheads_20_34" draw:marker-end-width="0.3cm" draw:fill="none" draw:textarea-vertical-align="middle"/>
    </style:style>
    <style:style style:name="gr32" style:family="graphic" style:parent-style-name="objectwithoutfill">
      <style:graphic-properties draw:marker-end="Arrowheads_20_36" draw:marker-end-width="0.3cm" draw:fill="none" draw:textarea-vertical-align="middle"/>
    </style:style>
    <style:style style:name="gr33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34" style:family="graphic" style:parent-style-name="objectwithoutfill">
      <style:graphic-properties draw:marker-end="Arrowheads_20_38" draw:marker-end-width="0.3cm" draw:fill="none" draw:textarea-vertical-align="middle"/>
    </style:style>
    <style:style style:name="gr35" style:family="graphic" style:parent-style-name="objectwithoutfill">
      <style:graphic-properties draw:marker-end="Arrowheads_20_39" draw:marker-end-width="0.3cm" draw:fill="none" draw:textarea-vertical-align="middle"/>
    </style:style>
    <style:style style:name="gr36" style:family="graphic" style:parent-style-name="objectwithoutfill">
      <style:graphic-properties draw:marker-end="Arrowheads_20_40" draw:marker-end-width="0.3cm" draw:fill="none" draw:textarea-vertical-align="middle"/>
    </style:style>
    <style:style style:name="gr37" style:family="graphic" style:parent-style-name="objectwithoutfill">
      <style:graphic-properties draw:marker-end="Arrowheads_20_41" draw:marker-end-width="0.3cm" draw:fill="none" draw:textarea-vertical-align="middle"/>
    </style:style>
    <style:style style:name="gr38" style:family="graphic" style:parent-style-name="objectwithoutfill">
      <style:graphic-properties draw:marker-end="Arrowheads_20_42" draw:marker-end-width="0.3cm" draw:fill="none" draw:textarea-vertical-align="middle"/>
    </style:style>
    <style:style style:name="gr39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46" draw:marker-end-width="0.3cm" draw:fill="none" draw:textarea-vertical-align="middle"/>
    </style:style>
    <style:style style:name="gr42" style:family="graphic" style:parent-style-name="objectwithoutfill">
      <style:graphic-properties draw:marker-end="Arrowheads_20_47" draw:marker-end-width="0.3cm" draw:fill="none" draw:textarea-vertical-align="middle"/>
    </style:style>
    <style:style style:name="gr43" style:family="graphic" style:parent-style-name="objectwithoutfill">
      <style:graphic-properties draw:marker-end="Arrowheads_20_48" draw:marker-end-width="0.3cm" draw:fill="none" draw:textarea-vertical-align="middle"/>
    </style:style>
    <style:style style:name="gr44" style:family="graphic" style:parent-style-name="objectwithoutfill">
      <style:graphic-properties draw:marker-end="Arrowheads_20_49" draw:marker-end-width="0.3cm" draw:fill="none" draw:textarea-vertical-align="middle"/>
    </style:style>
    <style:style style:name="gr45" style:family="graphic" style:parent-style-name="objectwithoutfill">
      <style:graphic-properties draw:marker-end="Arrowheads_20_50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58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878cm" fo:min-width="5.628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cm" fo:min-width="5.5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51" style:family="graphic" style:parent-style-name="objectwithoutfill">
      <style:graphic-properties draw:marker-end="Arrowheads_20_66" draw:marker-end-width="0.3cm" draw:fill="none" draw:textarea-vertical-align="middle"/>
    </style:style>
    <style:style style:name="gr52" style:family="graphic" style:parent-style-name="objectwithoutfill">
      <style:graphic-properties draw:marker-end="Arrowheads_20_67" draw:marker-end-width="0.3cm" draw:fill="none" draw:textarea-vertical-align="middle"/>
    </style:style>
    <style:style style:name="gr53" style:family="graphic" style:parent-style-name="objectwithoutfill">
      <style:graphic-properties draw:marker-end="Arrowheads_20_68" draw:marker-end-width="0.3cm" draw:fill="none" draw:textarea-vertical-align="middle"/>
    </style:style>
    <style:style style:name="gr54" style:family="graphic" style:parent-style-name="objectwithoutfill">
      <style:graphic-properties draw:marker-end="Arrowheads_20_69" draw:marker-end-width="0.3cm" draw:fill="none" draw:textarea-vertical-align="middle"/>
    </style:style>
    <style:style style:name="gr55" style:family="graphic" style:parent-style-name="objectwithoutfill">
      <style:graphic-properties draw:marker-end="Arrowheads_20_70" draw:marker-end-width="0.3cm" draw:fill="none" draw:textarea-vertical-align="middle"/>
    </style:style>
    <style:style style:name="gr56" style:family="graphic" style:parent-style-name="objectwithoutfill">
      <style:graphic-properties draw:marker-end="Arrowheads_20_71" draw:marker-end-width="0.3cm" draw:fill="none" draw:textarea-vertical-align="middle"/>
    </style:style>
    <style:style style:name="gr57" style:family="graphic" style:parent-style-name="objectwithoutfill">
      <style:graphic-properties draw:marker-end="Arrowheads_20_72" draw:marker-end-width="0.3cm" draw:fill="none" draw:textarea-vertical-align="middle"/>
    </style:style>
    <style:style style:name="gr58" style:family="graphic" style:parent-style-name="objectwithoutfill">
      <style:graphic-properties draw:marker-end="Arrowheads_20_73" draw:marker-end-width="0.3cm" draw:fill="none" draw:textarea-vertical-align="middle"/>
    </style:style>
    <style:style style:name="gr59" style:family="graphic" style:parent-style-name="objectwithoutfill">
      <style:graphic-properties draw:marker-end="Arrowheads_20_74" draw:marker-end-width="0.3cm" draw:fill="none" draw:textarea-vertical-align="middle"/>
    </style:style>
    <style:style style:name="gr60" style:family="graphic" style:parent-style-name="objectwithoutfill">
      <style:graphic-properties draw:marker-end="Arrowheads_20_75" draw:marker-end-width="0.3cm" draw:fill="none" draw:textarea-vertical-align="middle"/>
    </style:style>
    <style:style style:name="gr61" style:family="graphic" style:parent-style-name="objectwithoutfill">
      <style:graphic-properties draw:marker-end="Arrowheads_20_76" draw:marker-end-width="0.3cm" draw:fill="none" draw:textarea-vertical-align="middle"/>
    </style:style>
    <style:style style:name="gr62" style:family="graphic" style:parent-style-name="objectwithoutfill">
      <style:graphic-properties draw:marker-end="Arrowheads_20_77" draw:marker-end-width="0.3cm" draw:fill="none" draw:textarea-vertical-align="middle"/>
      <style:paragraph-properties style:writing-mode="lr-tb"/>
    </style:style>
    <style:style style:name="gr63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0.75cm" fo:min-width="1cm"/>
      <style:paragraph-properties style:writing-mode="lr-tb"/>
    </style:style>
    <style:style style:name="gr64" style:family="graphic" style:parent-style-name="objectwithoutfill">
      <style:graphic-properties draw:marker-end="Arrowheads_20_76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 draw:opacity="50%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1.25cm" svg:x="2.25cm" svg:y="1.7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cm" svg:height="1.25cm" svg:x="1.75cm" svg:y="3.75cm">
          <text:p text:style-name="P1"><text:span text:style-name="T1">Initiate Book 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5cm" svg:height="1.25cm" svg:x="1.75cm" svg:y="5.75cm">
          <text:p text:style-name="P3"><text:span text:style-name="T1">Get Book Details </text:span></text:p>
          <text:p text:style-name="P3"><text:span text:style-name="T1">from Open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5cm" svg:height="1.25cm" svg:x="1.75cm" svg:y="9.5cm">
          <text:p text:style-name="P1"><text:span text:style-name="T1">Display book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5cm" svg:height="1.25cm" svg:x="2.25cm" svg:y="11.75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25cm" svg:height="1.25cm" svg:x="2cm" svg:y="15cm">
          <text:p text:style-name="P2"><text:span text:style-name="T1">New Book 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4.5cm" svg:height="1.25cm" svg:x="1.25cm" svg:y="16.75cm">
          <text:p text:style-name="P1"><text:span text:style-name="T1">Tit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5cm" svg:height="1.25cm" svg:x="1.25cm" svg:y="20.25cm">
          <text:p text:style-name="P1"><text:span text:style-name="T1">ISBN 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25cm" svg:height="1.25cm" svg:x="1.974cm" svg:y="27.115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4.5cm" svg:height="1.25cm" svg:x="1.25cm" svg:y="18.5cm">
          <text:p text:style-name="P1"><text:span text:style-name="T1">Auth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4.5cm" svg:height="1.25cm" svg:x="1.25cm" svg:y="22cm">
          <text:p text:style-name="P1"><text:span text:style-name="T1">Co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.25cm" svg:x="-17cm" svg:y="8.25cm">
          <text:p text:style-name="P1"><text:span text:style-name="T1">Initiate Book 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4cm" svg:height="1.5cm" svg:x="9.5cm" svg:y="19cm">
          <text:p text:style-name="P1"><text:span text:style-name="T1">bookDetai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3.875cm" svg:y1="3cm" svg:x2="4cm" svg:y2="3.75cm" draw:start-shape="id1" draw:start-glue-point="2" draw:end-shape="id2" draw:end-glue-point="0" svg:d="M3875 3000v376h125v374" svg:viewBox="0 0 126 751">
          <text:p/>
        </draw:connector>
        <draw:connector draw:style-name="gr5" draw:text-style-name="P4" draw:layer="layout" svg:x1="4cm" svg:y1="5cm" svg:x2="4cm" svg:y2="5.75cm" draw:start-shape="id2" draw:start-glue-point="2" draw:end-shape="id3" svg:d="M4000 5000v750" svg:viewBox="0 0 1 751">
          <text:p/>
        </draw:connector>
        <draw:connector draw:style-name="gr6" draw:text-style-name="P4" draw:layer="layout" svg:x1="4cm" svg:y1="7cm" svg:x2="4cm" svg:y2="7.75cm" draw:start-shape="id3" draw:start-glue-point="2" draw:end-shape="id4" draw:end-glue-point="0" svg:d="M4000 7000v750" svg:viewBox="0 0 1 751">
          <text:p/>
        </draw:connector>
        <draw:connector draw:style-name="gr7" draw:text-style-name="P4" draw:layer="layout" svg:x1="4cm" svg:y1="10.75cm" svg:x2="3.875cm" svg:y2="11.75cm" draw:start-shape="id5" draw:start-glue-point="2" draw:end-shape="id6" draw:end-glue-point="0" svg:d="M4000 10750v500h-125v500" svg:viewBox="0 0 126 1001">
          <text:p/>
        </draw:connector>
        <draw:custom-shape draw:style-name="gr2" draw:text-style-name="P2" xml:id="id4" draw:id="id4" draw:layer="layout" svg:width="4.5cm" svg:height="1.25cm" svg:x="1.75cm" svg:y="7.75cm">
          <text:p text:style-name="P3"><text:span text:style-name="T1">Get cover Details </text:span></text:p>
          <text:p text:style-name="P3"><text:span text:style-name="T1">from Open Library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4cm" svg:y1="9cm" svg:x2="4cm" svg:y2="9.5cm" draw:start-shape="id4" draw:start-glue-point="2" draw:end-shape="id5" draw:end-glue-point="0" svg:d="M4000 9000v500" svg:viewBox="0 0 1 501">
          <text:p/>
        </draw:connector>
        <draw:custom-shape draw:style-name="gr2" draw:text-style-name="P2" xml:id="id12" draw:id="id12" draw:layer="layout" svg:width="4.5cm" svg:height="1.25cm" svg:x="1.25cm" svg:y="23.75cm">
          <text:p text:style-name="P1"><text:span text:style-name="T1">Pag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4.5cm" svg:height="1.25cm" svg:x="1.25cm" svg:y="25.5cm">
          <text:p text:style-name="P1"><text:span text:style-name="T1">Publisher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3.625cm" svg:y1="16.25cm" svg:x2="3.5cm" svg:y2="16.75cm" draw:start-shape="id7" draw:start-glue-point="2" draw:end-shape="id8" draw:end-glue-point="0" svg:d="M3625 16250v251h-125v249" svg:viewBox="0 0 126 501">
          <text:p/>
        </draw:connector>
        <draw:connector draw:style-name="gr10" draw:text-style-name="P4" draw:layer="layout" svg:x1="3.5cm" svg:y1="18cm" svg:x2="3.5cm" svg:y2="18.5cm" draw:start-shape="id8" draw:start-glue-point="2" draw:end-shape="id9" draw:end-glue-point="0" svg:d="M3500 18000v500" svg:viewBox="0 0 1 501">
          <text:p/>
        </draw:connector>
        <draw:connector draw:style-name="gr11" draw:text-style-name="P4" draw:layer="layout" svg:x1="3.5cm" svg:y1="19.75cm" svg:x2="3.5cm" svg:y2="20.25cm" draw:start-shape="id9" draw:start-glue-point="2" draw:end-shape="id10" draw:end-glue-point="0" svg:d="M3500 19750v500" svg:viewBox="0 0 1 501">
          <text:p/>
        </draw:connector>
        <draw:connector draw:style-name="gr12" draw:text-style-name="P4" draw:layer="layout" svg:x1="3.5cm" svg:y1="21.5cm" svg:x2="3.5cm" svg:y2="22cm" draw:start-shape="id10" draw:start-glue-point="2" draw:end-shape="id11" draw:end-glue-point="0" svg:d="M3500 21500v500" svg:viewBox="0 0 1 501">
          <text:p/>
        </draw:connector>
        <draw:connector draw:style-name="gr13" draw:text-style-name="P4" draw:layer="layout" svg:x1="3.5cm" svg:y1="23.25cm" svg:x2="3.5cm" svg:y2="23.75cm" draw:start-shape="id11" draw:start-glue-point="2" draw:end-shape="id12" draw:end-glue-point="0" svg:d="M3500 23250v500" svg:viewBox="0 0 1 501">
          <text:p/>
        </draw:connector>
        <draw:connector draw:style-name="gr14" draw:text-style-name="P4" draw:layer="layout" svg:x1="3.5cm" svg:y1="25cm" svg:x2="3.5cm" svg:y2="25.5cm" draw:start-shape="id12" draw:start-glue-point="2" draw:end-shape="id13" draw:end-glue-point="0" svg:d="M3500 25000v500" svg:viewBox="0 0 1 501">
          <text:p/>
        </draw:connector>
        <draw:connector draw:style-name="gr15" draw:text-style-name="P4" draw:layer="layout" svg:x1="3.5cm" svg:y1="26.75cm" svg:x2="3.599cm" svg:y2="27.115cm" draw:start-shape="id13" draw:start-glue-point="2" draw:end-shape="id14" draw:end-glue-point="0" svg:d="M3500 26750v183h99v182" svg:viewBox="0 0 100 366">
          <text:p/>
        </draw:connector>
        <draw:connector draw:style-name="gr16" draw:text-style-name="P4" draw:layer="layout" svg:x1="5.75cm" svg:y1="17.375cm" svg:x2="10cm" svg:y2="19.75cm" draw:start-shape="id8" draw:start-glue-point="1" draw:end-shape="id15" draw:end-glue-point="9" svg:d="M5750 17375h1875v2375h2375" svg:viewBox="0 0 4251 2376">
          <text:p/>
        </draw:connector>
        <draw:connector draw:style-name="gr16" draw:text-style-name="P4" draw:layer="layout" svg:x1="5.75cm" svg:y1="19.125cm" svg:x2="10cm" svg:y2="19.75cm" draw:start-shape="id9" draw:start-glue-point="1" draw:end-shape="id15" draw:end-glue-point="9" svg:d="M5750 19125h1875v625h2375" svg:viewBox="0 0 4251 626">
          <text:p/>
        </draw:connector>
        <draw:connector draw:style-name="gr16" draw:text-style-name="P4" draw:layer="layout" svg:x1="5.75cm" svg:y1="20.875cm" svg:x2="10cm" svg:y2="19.75cm" draw:start-shape="id10" draw:start-glue-point="1" draw:end-shape="id15" draw:end-glue-point="9" svg:d="M5750 20875h1875v-1125h2375" svg:viewBox="0 0 4251 1126">
          <text:p/>
        </draw:connector>
        <draw:connector draw:style-name="gr16" draw:text-style-name="P4" draw:layer="layout" svg:x1="5.75cm" svg:y1="22.625cm" svg:x2="10cm" svg:y2="19.75cm" draw:start-shape="id11" draw:start-glue-point="1" draw:end-shape="id15" draw:end-glue-point="9" svg:d="M5750 22625h1875v-2875h2375" svg:viewBox="0 0 4251 2876">
          <text:p/>
        </draw:connector>
        <draw:connector draw:style-name="gr16" draw:text-style-name="P4" draw:layer="layout" svg:x1="5.75cm" svg:y1="24.375cm" svg:x2="10cm" svg:y2="19.75cm" draw:start-shape="id12" draw:start-glue-point="1" draw:end-shape="id15" draw:end-glue-point="9" svg:d="M5750 24375h1875v-4625h2375" svg:viewBox="0 0 4251 4626">
          <text:p/>
        </draw:connector>
        <draw:connector draw:style-name="gr16" draw:text-style-name="P4" draw:layer="layout" svg:x1="5.75cm" svg:y1="26.125cm" svg:x2="10cm" svg:y2="19.75cm" draw:start-shape="id13" draw:start-glue-point="1" draw:end-shape="id15" draw:end-glue-point="9" svg:d="M5750 26125h1875v-6375h2375" svg:viewBox="0 0 4251 6376">
          <text:p/>
        </draw:connector>
        <draw:custom-shape draw:style-name="gr17" draw:text-style-name="P1" draw:layer="layout" svg:width="11.75cm" svg:height="2cm" svg:x="7.75cm" svg:y="1.25cm">
          <text:p text:style-name="P1">Group 6 – Flowchart for Project 2</text:p>
          <text:p text:style-name="P1">U3189665, U103850 and U3211959 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16" draw:id="id16" draw:layer="layout" svg:width="3.25cm" svg:height="1.25cm" svg:x="2.11cm" svg:y="1.505cm">
          <text:p text:style-name="P2"><text:span text:style-name="T1">Ingest array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2" draw:id="id22" draw:layer="layout" svg:width="4.5cm" svg:height="1.25cm" svg:x="6.5cm" svg:y="11.5cm">
          <text:p text:style-name="P5"><text:span text:style-name="T1">Add details to 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4.5cm" svg:height="1.25cm" svg:x="6.5cm" svg:y="7.5cm">
          <text:p text:style-name="P5"><text:span text:style-name="T1">Get details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4.5cm" svg:height="1.25cm" svg:x="7.75cm" svg:y="4.5cm">
          <text:p text:style-name="P5"><text:span text:style-name="T1">New book constru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4.5cm" svg:height="1.25cm" svg:x="1.5cm" svg:y="13.75cm">
          <text:p text:style-name="P5"><text:span text:style-name="T1">No entries 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7" draw:id="id17" draw:layer="layout" svg:width="3.5cm" svg:height="2.5cm" svg:x="2cm" svg:y="4cm">
          <text:p text:style-name="P2"><text:span text:style-name="T1">Check ISBNlist </text:span></text:p>
          <text:p text:style-name="P2"><text:span text:style-name="T1">array value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9" draw:id="id19" draw:layer="layout" svg:width="3.25cm" svg:height="1.25cm" svg:x="2.25cm" svg:y="17cm">
          <text:p text:style-name="P2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23" draw:id="id23" draw:layer="layout" svg:width="3.5cm" svg:height="2.5cm" svg:x="7.25cm" svg:y="16.25cm">
          <text:p text:style-name="P2"><text:span text:style-name="T1">Last ISB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svg:x1="3.735cm" svg:y1="2.755cm" svg:x2="3.75cm" svg:y2="4cm" draw:start-shape="id16" draw:start-glue-point="2" draw:end-shape="id17" draw:end-glue-point="4" svg:d="M3735 2755v623h15v622" svg:viewBox="0 0 16 1246">
          <text:p/>
        </draw:connector>
        <draw:connector draw:style-name="gr20" draw:text-style-name="P4" draw:layer="layout" svg:x1="3.75cm" svg:y1="6.5cm" svg:x2="3.75cm" svg:y2="13.75cm" draw:start-shape="id17" draw:start-glue-point="6" draw:end-shape="id18" draw:end-glue-point="0" svg:d="M3750 6500v7250" svg:viewBox="0 0 1 7251">
          <text:p text:style-name="P1">False</text:p>
        </draw:connector>
        <draw:connector draw:style-name="gr21" draw:text-style-name="P4" draw:layer="layout" svg:x1="3.75cm" svg:y1="15cm" svg:x2="3.875cm" svg:y2="17cm" draw:start-shape="id18" draw:start-glue-point="2" draw:end-shape="id19" draw:end-glue-point="0" svg:d="M3750 15000v1000h125v1000" svg:viewBox="0 0 126 2001">
          <text:p/>
        </draw:connector>
        <draw:connector draw:style-name="gr22" draw:text-style-name="P4" draw:layer="layout" svg:x1="5.5cm" svg:y1="5.25cm" svg:x2="7.75cm" svg:y2="5.125cm" draw:start-shape="id17" draw:start-glue-point="7" draw:end-shape="id20" draw:end-glue-point="3" svg:d="M5500 5250h1126v-125h1124" svg:viewBox="0 0 2251 126">
          <text:p text:style-name="P1">True</text:p>
        </draw:connector>
        <draw:connector draw:style-name="gr23" draw:text-style-name="P4" draw:layer="layout" svg:x1="10cm" svg:y1="5.75cm" svg:x2="8.75cm" svg:y2="7.5cm" draw:start-shape="id20" draw:start-glue-point="2" draw:end-shape="id21" draw:end-glue-point="0" svg:d="M10000 5750v875h-1250v875" svg:viewBox="0 0 1251 1751">
          <text:p/>
        </draw:connector>
        <draw:connector draw:style-name="gr24" draw:text-style-name="P4" draw:layer="layout" svg:x1="8.75cm" svg:y1="8.75cm" svg:x2="8.75cm" svg:y2="11.5cm" draw:start-shape="id21" draw:start-glue-point="2" draw:end-shape="id22" draw:end-glue-point="0" svg:d="M8750 8750v2750" svg:viewBox="0 0 1 2751">
          <text:p/>
        </draw:connector>
        <draw:connector draw:style-name="gr25" draw:text-style-name="P4" draw:layer="layout" draw:line-skew="1.499cm" svg:x1="10.75cm" svg:y1="17.5cm" svg:x2="12.25cm" svg:y2="5.125cm" draw:start-shape="id23" draw:end-shape="id20" draw:end-glue-point="1" svg:d="M10750 17500h3500v-12375h-2000" svg:viewBox="0 0 3501 12376">
          <text:p/>
        </draw:connector>
        <draw:connector draw:style-name="gr26" draw:text-style-name="P4" draw:layer="layout" svg:x1="8.75cm" svg:y1="12.75cm" svg:x2="9cm" svg:y2="16.25cm" draw:start-shape="id22" draw:start-glue-point="2" draw:end-shape="id23" draw:end-glue-point="4" svg:d="M8750 12750v1750h250v1750" svg:viewBox="0 0 251 3501">
          <text:p/>
        </draw:connector>
        <draw:connector draw:style-name="gr27" draw:text-style-name="P4" draw:layer="layout" svg:x1="7.25cm" svg:y1="17.5cm" svg:x2="5.5cm" svg:y2="17.625cm" draw:start-shape="id23" draw:start-glue-point="5" draw:end-shape="id19" draw:end-glue-point="1" svg:d="M7250 17500h-874v125h-876" svg:viewBox="0 0 1751 126">
          <text:p text:style-name="P1">Yes</text:p>
        </draw:connector>
        <draw:frame draw:style-name="gr28" draw:text-style-name="P6" draw:layer="layout" svg:width="1.311cm" svg:height="0.962cm" svg:x="11.373cm" svg:y="17.095cm">
          <draw:text-box>
            <text:p>No</text:p>
          </draw:text-box>
        </draw:frame>
      </draw:page>
      <draw:page draw:name="page3" draw:style-name="dp1" draw:master-page-name="Default">
        <draw:custom-shape draw:style-name="gr1" draw:text-style-name="P2" draw:layer="layout" svg:width="3.25cm" svg:height="1.25cm" svg:x="2.109cm" svg:y="1.504cm">
          <text:p text:style-name="P2"><text:span text:style-name="T1">Display det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25cm" svg:height="1.25cm" svg:x="2.25cm" svg:y="19.25cm">
          <text:p text:style-name="P2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7" draw:id="id27" draw:layer="layout" svg:width="4.5cm" svg:height="1.25cm" svg:x="8cm" svg:y="7.5cm">
          <text:p text:style-name="P1"><text:span text:style-name="T1">For each item in Book 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4.5cm" svg:height="1.25cm" svg:x="1.75cm" svg:y="3.25cm">
          <text:p text:style-name="P1"><text:span text:style-name="T1">Print standard information </text:span></text:p>
          <text:p text:style-name="P1"><text:span text:style-name="T1">for web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4.5cm" svg:height="1.25cm" svg:x="1.75cm" svg:y="15.25cm">
          <text:p text:style-name="P1"><text:span text:style-name="T1">Give “No books in array”</text:span></text:p>
          <text:p text:style-name="P1"><text:span text:style-name="T1"><text:s/></text:span><text:span text:style-name="T1">error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3.75cm" svg:y1="2.75cm" svg:x2="3.75cm" svg:y2="3.25cm">
          <text:p/>
        </draw:line>
        <draw:custom-shape draw:style-name="gr30" draw:text-style-name="P2" xml:id="id26" draw:id="id26" draw:layer="layout" svg:width="4.75cm" svg:height="2.5cm" svg:x="1.75cm" svg:y="7.75cm">
          <text:p text:style-name="P1"><text:span text:style-name="T1">Check Array for Boo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4" draw:id="id34" draw:layer="layout" svg:width="4cm" svg:height="1.5cm" svg:x="13.75cm" svg:y="9.75cm">
          <text:p text:style-name="P1"><text:span text:style-name="T1">Book Detai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28" draw:id="id28" draw:layer="layout" svg:width="4.5cm" svg:height="1.25cm" svg:x="8cm" svg:y="9.75cm">
          <text:p text:style-name="P1"><text:span text:style-name="T1">Print Cover to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4.5cm" svg:height="1.25cm" svg:x="1.75cm" svg:y="5.25cm">
          <text:p text:style-name="P1"><text:span text:style-name="T1">Create HTML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4.5cm" svg:height="1.25cm" svg:x="8cm" svg:y="11.5cm">
          <text:p text:style-name="P1"><text:span text:style-name="T1">Print Title to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4.5cm" svg:height="1.25cm" svg:x="8cm" svg:y="13.5cm">
          <text:p text:style-name="P1"><text:span text:style-name="T1">Print Author to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4.5cm" svg:height="1.25cm" svg:x="8cm" svg:y="15.25cm">
          <text:p text:style-name="P1"><text:span text:style-name="T1">Print Pages to table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32" draw:id="id32" draw:layer="layout" svg:width="4.75cm" svg:height="2.5cm" svg:x="8.25cm" svg:y="18.5cm">
          <text:p text:style-name="P1"><text:span text:style-name="T1">Last bo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4" draw:layer="layout" svg:x1="4cm" svg:y1="4.5cm" svg:x2="4cm" svg:y2="5.25cm" draw:start-shape="id24" draw:start-glue-point="2" draw:end-shape="id25" draw:end-glue-point="0" svg:d="M4000 4500v750" svg:viewBox="0 0 1 751">
          <text:p/>
        </draw:connector>
        <draw:connector draw:style-name="gr32" draw:text-style-name="P4" draw:layer="layout" svg:x1="4cm" svg:y1="6.5cm" svg:x2="4.125cm" svg:y2="7.75cm" draw:start-shape="id25" draw:start-glue-point="2" draw:end-shape="id26" draw:end-glue-point="4" svg:d="M4000 6500v625h125v625" svg:viewBox="0 0 126 1251">
          <text:p/>
        </draw:connector>
        <draw:connector draw:style-name="gr33" draw:text-style-name="P4" draw:layer="layout" svg:x1="6.5cm" svg:y1="9cm" svg:x2="8cm" svg:y2="8.125cm" draw:start-shape="id26" draw:start-glue-point="7" draw:end-shape="id27" draw:end-glue-point="3" svg:d="M6500 9000h751v-875h749" svg:viewBox="0 0 1501 876">
          <text:p text:style-name="P1">Yes</text:p>
        </draw:connector>
        <draw:connector draw:style-name="gr34" draw:text-style-name="P4" draw:layer="layout" svg:x1="10.25cm" svg:y1="8.75cm" svg:x2="10.25cm" svg:y2="9.75cm" draw:start-shape="id27" draw:start-glue-point="2" draw:end-shape="id28" draw:end-glue-point="0" svg:d="M10250 8750v1000" svg:viewBox="0 0 1 1001">
          <text:p/>
        </draw:connector>
        <draw:connector draw:style-name="gr35" draw:text-style-name="P4" draw:layer="layout" svg:x1="10.25cm" svg:y1="11cm" svg:x2="10.25cm" svg:y2="11.5cm" draw:start-shape="id28" draw:start-glue-point="2" draw:end-shape="id29" draw:end-glue-point="0" svg:d="M10250 11000v500" svg:viewBox="0 0 1 501">
          <text:p/>
        </draw:connector>
        <draw:connector draw:style-name="gr36" draw:text-style-name="P4" draw:layer="layout" svg:x1="10.25cm" svg:y1="12.75cm" svg:x2="10.25cm" svg:y2="13.5cm" draw:start-shape="id29" draw:start-glue-point="2" draw:end-shape="id30" draw:end-glue-point="0" svg:d="M10250 12750v750" svg:viewBox="0 0 1 751">
          <text:p/>
        </draw:connector>
        <draw:connector draw:style-name="gr37" draw:text-style-name="P4" draw:layer="layout" svg:x1="10.25cm" svg:y1="14.75cm" svg:x2="10.25cm" svg:y2="15.25cm" draw:start-shape="id30" draw:start-glue-point="2" draw:end-shape="id31" draw:end-glue-point="0" svg:d="M10250 14750v500" svg:viewBox="0 0 1 501">
          <text:p/>
        </draw:connector>
        <draw:connector draw:style-name="gr38" draw:text-style-name="P4" draw:layer="layout" svg:x1="10.25cm" svg:y1="16.5cm" svg:x2="10.625cm" svg:y2="18.5cm" draw:start-shape="id31" draw:start-glue-point="2" draw:end-shape="id32" draw:end-glue-point="4" svg:d="M10250 16500v1000h375v1000" svg:viewBox="0 0 376 2001">
          <text:p/>
        </draw:connector>
        <draw:connector draw:style-name="gr39" draw:text-style-name="P4" draw:layer="layout" svg:x1="8.25cm" svg:y1="19.75cm" svg:x2="5.5cm" svg:y2="19.875cm" draw:start-shape="id32" draw:start-glue-point="5" draw:end-shape="id33" draw:end-glue-point="1" svg:d="M8250 19750h-1374v125h-1376" svg:viewBox="0 0 2751 126">
          <text:p text:style-name="P1">Yes</text:p>
        </draw:connector>
        <draw:connector draw:style-name="gr40" draw:text-style-name="P4" draw:layer="layout" draw:line-skew="4.998cm" svg:x1="13cm" svg:y1="19.75cm" svg:x2="12.5cm" svg:y2="8.125cm" draw:start-shape="id32" draw:start-glue-point="7" draw:end-shape="id27" draw:end-glue-point="1" svg:d="M13000 19750h5500v-11625h-6000" svg:viewBox="0 0 6001 11626">
          <text:p text:style-name="P1"/>
        </draw:connector>
        <draw:connector draw:style-name="gr41" draw:text-style-name="P4" draw:layer="layout" svg:x1="14.25cm" svg:y1="10.5cm" svg:x2="12.5cm" svg:y2="10.375cm" draw:start-shape="id34" draw:start-glue-point="9" draw:end-shape="id28" svg:d="M14250 10500h-1125v-125h-625" svg:viewBox="0 0 1751 126">
          <text:p/>
        </draw:connector>
        <draw:connector draw:style-name="gr42" draw:text-style-name="P4" draw:layer="layout" svg:x1="14.25cm" svg:y1="10.5cm" svg:x2="12.5cm" svg:y2="12.125cm" draw:start-shape="id34" draw:start-glue-point="9" draw:end-shape="id29" svg:d="M14250 10500h-1125v1625h-625" svg:viewBox="0 0 1751 1626">
          <text:p/>
        </draw:connector>
        <draw:connector draw:style-name="gr43" draw:text-style-name="P4" draw:layer="layout" svg:x1="14.25cm" svg:y1="10.5cm" svg:x2="12.5cm" svg:y2="14.125cm" draw:start-shape="id34" draw:start-glue-point="9" draw:end-shape="id30" svg:d="M14250 10500h-1125v3625h-625" svg:viewBox="0 0 1751 3626">
          <text:p/>
        </draw:connector>
        <draw:connector draw:style-name="gr44" draw:text-style-name="P4" draw:layer="layout" svg:x1="14.25cm" svg:y1="10.5cm" svg:x2="12.5cm" svg:y2="15.875cm" draw:start-shape="id34" draw:start-glue-point="9" draw:end-shape="id31" svg:d="M14250 10500h-1125v5375h-625" svg:viewBox="0 0 1751 5376">
          <text:p/>
        </draw:connector>
        <draw:connector draw:style-name="gr45" draw:text-style-name="P4" draw:layer="layout" svg:x1="4.125cm" svg:y1="10.25cm" svg:x2="4cm" svg:y2="15.25cm" draw:start-shape="id26" draw:start-glue-point="6" draw:end-shape="id35" draw:end-glue-point="0" svg:d="M4125 10250v2501h-125v2499" svg:viewBox="0 0 126 5001">
          <text:p text:style-name="P1">No</text:p>
        </draw:connector>
        <draw:connector draw:style-name="gr46" draw:text-style-name="P4" draw:layer="layout" svg:x1="4cm" svg:y1="16.5cm" svg:x2="3.875cm" svg:y2="19.25cm" draw:start-shape="id35" draw:start-glue-point="2" draw:end-shape="id33" draw:end-glue-point="0" svg:d="M4000 16500v1375h-125v1375" svg:viewBox="0 0 126 2751">
          <text:p/>
        </draw:connector>
        <draw:frame draw:style-name="gr47" draw:text-style-name="P6" draw:layer="layout" svg:width="1.311cm" svg:height="0.962cm" svg:x="15.189cm" svg:y="19.288cm">
          <draw:text-box>
            <text:p>No</text:p>
          </draw:text-box>
        </draw:frame>
      </draw:page>
      <draw:page draw:name="page4" draw:style-name="dp1" draw:master-page-name="Default">
        <draw:custom-shape draw:style-name="gr48" draw:text-style-name="P2" xml:id="id36" draw:id="id36" draw:layer="layout" svg:width="6.25cm" svg:height="1.25cm" svg:x="1.25cm" svg:y="1.75cm">
          <text:p text:style-name="P2"><text:span text:style-name="T1">Get Book Details from Open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xml:id="id40" draw:id="id40" draw:layer="layout" svg:width="6cm" svg:height="1.25cm" svg:x="9cm" svg:y="4.5cm">
          <text:p text:style-name="P1"><text:span text:style-name="T1">Add Library Site address part A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xml:id="id41" draw:id="id41" draw:layer="layout" svg:width="6cm" svg:height="1.25cm" svg:x="9cm" svg:y="6.75cm">
          <text:p text:style-name="P1"><text:span text:style-name="T1">Book ISBN Interger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xml:id="id42" draw:id="id42" draw:layer="layout" svg:width="6cm" svg:height="1.25cm" svg:x="9cm" svg:y="9cm">
          <text:p text:style-name="P1"><text:span text:style-name="T1">Open Library Site address part B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xml:id="id43" draw:id="id43" draw:layer="layout" svg:width="6cm" svg:height="1.25cm" svg:x="9cm" svg:y="11.25cm">
          <text:p text:style-name="P1"><text:span text:style-name="T1">Combine Address part A + </text:span></text:p>
          <text:p text:style-name="P1"><text:span text:style-name="T1">ISBN + Part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xml:id="id37" draw:id="id37" draw:layer="layout" svg:width="5cm" svg:height="3cm" svg:x="2cm" svg:y="3.75cm">
          <text:p text:style-name="P1"><text:span text:style-name="T1">ISBN in arra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2" xml:id="id44" draw:id="id44" draw:layer="layout" svg:width="6cm" svg:height="1.25cm" svg:x="9cm" svg:y="13.5cm">
          <text:p text:style-name="P1"><text:span text:style-name="T1">Add book details to book 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5" draw:id="id45" draw:layer="layout" svg:width="4cm" svg:height="1.5cm" svg:x="15.5cm" svg:y="13.25cm">
          <text:p text:style-name="P1"><text:span text:style-name="T1">Book Detai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2" xml:id="id46" draw:id="id46" draw:layer="layout" svg:width="5cm" svg:height="3cm" svg:x="9.25cm" svg:y="16cm">
          <text:p text:style-name="P1"><text:span text:style-name="T1">More books in arra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2" xml:id="id39" draw:id="id39" draw:layer="layout" svg:width="6.25cm" svg:height="1.25cm" svg:x="1.25cm" svg:y="20.25cm">
          <text:p text:style-name="P2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xml:id="id38" draw:id="id38" draw:layer="layout" svg:width="6cm" svg:height="1.25cm" svg:x="1.338cm" svg:y="13.466cm">
          <text:p text:style-name="P1"><text:span text:style-name="T1">Give “no value” error</text:span>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svg:x1="4.375cm" svg:y1="3cm" svg:x2="4.5cm" svg:y2="3.75cm" draw:start-shape="id36" draw:start-glue-point="2" draw:end-shape="id37" draw:end-glue-point="4" svg:d="M4375 3000v376h125v374" svg:viewBox="0 0 126 751">
          <text:p/>
        </draw:connector>
        <draw:connector draw:style-name="gr52" draw:text-style-name="P4" draw:layer="layout" svg:x1="4.5cm" svg:y1="6.75cm" svg:x2="4.338cm" svg:y2="13.466cm" draw:start-shape="id37" draw:start-glue-point="6" draw:end-shape="id38" svg:d="M4500 6750v3359h-162v3357" svg:viewBox="0 0 163 6717">
          <text:p/>
        </draw:connector>
        <draw:connector draw:style-name="gr53" draw:text-style-name="P4" draw:layer="layout" svg:x1="4.338cm" svg:y1="14.716cm" svg:x2="4.375cm" svg:y2="20.25cm" draw:start-shape="id38" draw:start-glue-point="2" draw:end-shape="id39" draw:end-glue-point="0" svg:d="M4338 14716v2767h37v2767" svg:viewBox="0 0 38 5535">
          <text:p/>
        </draw:connector>
        <draw:connector draw:style-name="gr54" draw:text-style-name="P4" draw:layer="layout" svg:x1="7cm" svg:y1="5.25cm" svg:x2="9cm" svg:y2="5.125cm" draw:start-shape="id37" draw:start-glue-point="7" draw:end-shape="id40" draw:end-glue-point="3" svg:d="M7000 5250h1001v-125h999" svg:viewBox="0 0 2001 126">
          <text:p/>
        </draw:connector>
        <draw:connector draw:style-name="gr55" draw:text-style-name="P4" draw:layer="layout" svg:x1="12cm" svg:y1="5.75cm" svg:x2="12cm" svg:y2="6.75cm" draw:start-shape="id40" draw:start-glue-point="2" draw:end-shape="id41" draw:end-glue-point="0" svg:d="M12000 5750v1000" svg:viewBox="0 0 1 1001">
          <text:p/>
        </draw:connector>
        <draw:connector draw:style-name="gr56" draw:text-style-name="P4" draw:layer="layout" svg:x1="12cm" svg:y1="8cm" svg:x2="12cm" svg:y2="9cm" draw:start-shape="id41" draw:start-glue-point="2" draw:end-shape="id42" draw:end-glue-point="0" svg:d="M12000 8000v1000" svg:viewBox="0 0 1 1001">
          <text:p/>
        </draw:connector>
        <draw:connector draw:style-name="gr57" draw:text-style-name="P4" draw:layer="layout" svg:x1="12cm" svg:y1="10.25cm" svg:x2="12cm" svg:y2="11.25cm" draw:start-shape="id42" draw:start-glue-point="2" draw:end-shape="id43" draw:end-glue-point="0" svg:d="M12000 10250v1000" svg:viewBox="0 0 1 1001">
          <text:p/>
        </draw:connector>
        <draw:connector draw:style-name="gr58" draw:text-style-name="P4" draw:layer="layout" svg:x1="12cm" svg:y1="12.5cm" svg:x2="12cm" svg:y2="13.5cm" draw:start-shape="id43" draw:start-glue-point="2" draw:end-shape="id44" draw:end-glue-point="0" svg:d="M12000 12500v1000" svg:viewBox="0 0 1 1001">
          <text:p/>
        </draw:connector>
        <draw:connector draw:style-name="gr59" draw:text-style-name="P4" draw:layer="layout" svg:x1="15cm" svg:y1="14.125cm" svg:x2="16cm" svg:y2="14cm" draw:start-shape="id44" draw:start-glue-point="1" draw:end-shape="id45" draw:end-glue-point="9" svg:d="M15000 14125h250v-125h750" svg:viewBox="0 0 1001 126">
          <text:p/>
        </draw:connector>
        <draw:connector draw:style-name="gr60" draw:text-style-name="P4" draw:layer="layout" svg:x1="12cm" svg:y1="14.75cm" svg:x2="11.75cm" svg:y2="16cm" draw:start-shape="id44" draw:start-glue-point="2" draw:end-shape="id46" draw:end-glue-point="4" svg:d="M12000 14750v625h-250v625" svg:viewBox="0 0 251 1251">
          <text:p/>
        </draw:connector>
        <draw:connector draw:style-name="gr61" draw:text-style-name="P4" draw:layer="layout" draw:line-skew="4.499cm" svg:x1="14.25cm" svg:y1="17.5cm" svg:x2="15cm" svg:y2="5.125cm" draw:start-shape="id46" draw:start-glue-point="7" draw:end-shape="id40" draw:end-glue-point="1" svg:d="M14250 17500h5750v-12375h-5000" svg:viewBox="0 0 5751 12376">
          <text:p/>
        </draw:connector>
        <draw:connector draw:style-name="gr62" draw:text-style-name="P4" draw:layer="layout" svg:x1="11.75cm" svg:y1="19cm" svg:x2="4.375cm" svg:y2="20.25cm" draw:start-shape="id46" draw:start-glue-point="6" draw:end-shape="id39" draw:end-glue-point="0" svg:d="M11750 19000v626h-7375v624" svg:viewBox="0 0 7376 1251">
          <text:p text:style-name="P1">No</text:p>
        </draw:connector>
        <draw:custom-shape draw:style-name="gr63" draw:text-style-name="P7" draw:layer="layout" svg:width="1.5cm" svg:height="1cm" svg:x="17cm" svg:y="17cm">
          <text:p text:style-name="P1">Yes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8" draw:text-style-name="P2" xml:id="id47" draw:id="id47" draw:layer="layout" svg:width="6.25cm" svg:height="1.25cm" svg:x="1.25cm" svg:y="1.751cm">
          <text:p text:style-name="P2"><text:span text:style-name="T1">Get Cover Details from Open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xml:id="id51" draw:id="id51" draw:layer="layout" svg:width="6cm" svg:height="1.25cm" svg:x="9cm" svg:y="4.501cm">
          <text:p text:style-name="P1"><text:span text:style-name="T1">Add cover Site address part A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xml:id="id52" draw:id="id52" draw:layer="layout" svg:width="6cm" svg:height="1.25cm" svg:x="9cm" svg:y="6.751cm">
          <text:p text:style-name="P1"><text:span text:style-name="T1">Book ISBN Interger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xml:id="id53" draw:id="id53" draw:layer="layout" svg:width="6cm" svg:height="1.25cm" svg:x="9cm" svg:y="9.001cm">
          <text:p text:style-name="P1"><text:span text:style-name="T1">Add cover Site address part B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xml:id="id54" draw:id="id54" draw:layer="layout" svg:width="6cm" svg:height="1.25cm" svg:x="9cm" svg:y="11.251cm">
          <text:p text:style-name="P1"><text:span text:style-name="T1">Combine Address part A + </text:span></text:p>
          <text:p text:style-name="P1"><text:span text:style-name="T1">ISBN + Part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xml:id="id48" draw:id="id48" draw:layer="layout" svg:width="5cm" svg:height="3cm" svg:x="2cm" svg:y="3.751cm">
          <text:p text:style-name="P1"><text:span text:style-name="T1">ISBN in arra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2" xml:id="id55" draw:id="id55" draw:layer="layout" svg:width="6cm" svg:height="1.25cm" svg:x="9cm" svg:y="13.501cm">
          <text:p text:style-name="P1"><text:span text:style-name="T1">Add Cover details to book 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6" draw:id="id56" draw:layer="layout" svg:width="4cm" svg:height="1.5cm" svg:x="15.5cm" svg:y="13.251cm">
          <text:p text:style-name="P1"><text:span text:style-name="T1">Book Detai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2" xml:id="id57" draw:id="id57" draw:layer="layout" svg:width="5cm" svg:height="3cm" svg:x="9.25cm" svg:y="16.001cm">
          <text:p text:style-name="P1"><text:span text:style-name="T1">More books in arra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2" xml:id="id50" draw:id="id50" draw:layer="layout" svg:width="6.25cm" svg:height="1.25cm" svg:x="1.25cm" svg:y="20.251cm">
          <text:p text:style-name="P2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xml:id="id49" draw:id="id49" draw:layer="layout" svg:width="6cm" svg:height="1.25cm" svg:x="1.338cm" svg:y="13.467cm">
          <text:p text:style-name="P1"><text:span text:style-name="T1">Give “no value” error</text:span>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svg:x1="4.375cm" svg:y1="3.001cm" svg:x2="4.5cm" svg:y2="3.751cm" draw:start-shape="id47" draw:start-glue-point="2" draw:end-shape="id48" draw:end-glue-point="4" svg:d="M4375 3001v376h125v374" svg:viewBox="0 0 126 751">
          <text:p/>
        </draw:connector>
        <draw:connector draw:style-name="gr52" draw:text-style-name="P4" draw:layer="layout" svg:x1="4.5cm" svg:y1="6.751cm" svg:x2="4.338cm" svg:y2="13.467cm" draw:start-shape="id48" draw:start-glue-point="6" draw:end-shape="id49" svg:d="M4500 6751v3359h-162v3357" svg:viewBox="0 0 163 6717">
          <text:p/>
        </draw:connector>
        <draw:connector draw:style-name="gr53" draw:text-style-name="P4" draw:layer="layout" svg:x1="4.338cm" svg:y1="14.717cm" svg:x2="4.375cm" svg:y2="20.251cm" draw:start-shape="id49" draw:start-glue-point="2" draw:end-shape="id50" draw:end-glue-point="0" svg:d="M4338 14717v2767h37v2767" svg:viewBox="0 0 38 5535">
          <text:p/>
        </draw:connector>
        <draw:connector draw:style-name="gr54" draw:text-style-name="P4" draw:layer="layout" svg:x1="7cm" svg:y1="5.251cm" svg:x2="9cm" svg:y2="5.126cm" draw:start-shape="id48" draw:start-glue-point="7" draw:end-shape="id51" draw:end-glue-point="3" svg:d="M7000 5251h1001v-125h999" svg:viewBox="0 0 2001 126">
          <text:p/>
        </draw:connector>
        <draw:connector draw:style-name="gr55" draw:text-style-name="P4" draw:layer="layout" svg:x1="12cm" svg:y1="5.751cm" svg:x2="12cm" svg:y2="6.751cm" draw:start-shape="id51" draw:start-glue-point="2" draw:end-shape="id52" draw:end-glue-point="0" svg:d="M12000 5751v1000" svg:viewBox="0 0 1 1001">
          <text:p/>
        </draw:connector>
        <draw:connector draw:style-name="gr56" draw:text-style-name="P4" draw:layer="layout" svg:x1="12cm" svg:y1="8.001cm" svg:x2="12cm" svg:y2="9.001cm" draw:start-shape="id52" draw:start-glue-point="2" draw:end-shape="id53" draw:end-glue-point="0" svg:d="M12000 8001v1000" svg:viewBox="0 0 1 1001">
          <text:p/>
        </draw:connector>
        <draw:connector draw:style-name="gr57" draw:text-style-name="P4" draw:layer="layout" svg:x1="12cm" svg:y1="10.251cm" svg:x2="12cm" svg:y2="11.251cm" draw:start-shape="id53" draw:start-glue-point="2" draw:end-shape="id54" draw:end-glue-point="0" svg:d="M12000 10251v1000" svg:viewBox="0 0 1 1001">
          <text:p/>
        </draw:connector>
        <draw:connector draw:style-name="gr58" draw:text-style-name="P4" draw:layer="layout" svg:x1="12cm" svg:y1="12.501cm" svg:x2="12cm" svg:y2="13.501cm" draw:start-shape="id54" draw:start-glue-point="2" draw:end-shape="id55" draw:end-glue-point="0" svg:d="M12000 12501v1000" svg:viewBox="0 0 1 1001">
          <text:p/>
        </draw:connector>
        <draw:connector draw:style-name="gr59" draw:text-style-name="P4" draw:layer="layout" svg:x1="15cm" svg:y1="14.126cm" svg:x2="16cm" svg:y2="14.001cm" draw:start-shape="id55" draw:start-glue-point="1" draw:end-shape="id56" draw:end-glue-point="9" svg:d="M15000 14126h250v-125h750" svg:viewBox="0 0 1001 126">
          <text:p/>
        </draw:connector>
        <draw:connector draw:style-name="gr60" draw:text-style-name="P4" draw:layer="layout" svg:x1="12cm" svg:y1="14.751cm" svg:x2="11.75cm" svg:y2="16.001cm" draw:start-shape="id55" draw:start-glue-point="2" draw:end-shape="id57" draw:end-glue-point="4" svg:d="M12000 14751v625h-250v625" svg:viewBox="0 0 251 1251">
          <text:p/>
        </draw:connector>
        <draw:connector draw:style-name="gr64" draw:text-style-name="P4" draw:layer="layout" draw:line-skew="4.499cm" svg:x1="14.25cm" svg:y1="17.501cm" svg:x2="15cm" svg:y2="5.126cm" draw:start-shape="id57" draw:start-glue-point="7" draw:end-shape="id51" draw:end-glue-point="1" svg:d="M14250 17501h5750v-12375h-5000" svg:viewBox="0 0 5751 12376">
          <text:p text:style-name="P1"/>
        </draw:connector>
        <draw:connector draw:style-name="gr62" draw:text-style-name="P4" draw:layer="layout" svg:x1="11.75cm" svg:y1="19.001cm" svg:x2="4.375cm" svg:y2="20.251cm" draw:start-shape="id57" draw:start-glue-point="6" draw:end-shape="id50" draw:end-glue-point="0" svg:d="M11750 19001v626h-7375v624" svg:viewBox="0 0 7376 1251">
          <text:p text:style-name="P1">No</text:p>
        </draw:connector>
        <draw:custom-shape draw:style-name="gr63" draw:text-style-name="P7" draw:layer="layout" svg:width="1.5cm" svg:height="1cm" svg:x="17cm" svg:y="17cm">
          <text:p text:style-name="P1">Y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14" draw:display-name="Arrowheads 14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7T11:42:07.821000000</meta:creation-date>
    <dc:date>2020-10-29T17:59:45.670000000</dc:date>
    <meta:editing-duration>P9DT16H31M8S</meta:editing-duration>
    <meta:editing-cycles>10</meta:editing-cycles>
    <meta:generator>LibreOffice/7.0.2.2$Windows_X86_64 LibreOffice_project/8349ace3c3162073abd90d81fd06dcfb6b36b994</meta:generator>
    <meta:document-statistic meta:object-count="132"/>
  </office:meta>
</office:document-meta>
</file>